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_FRAY DIEGO DE LANDA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db614c" style:family="table">
      <style:table-properties style:rel-width="100" table:align="center"/>
    </style:style>
    <style:style style:name="db614c.0" style:family="table-column">
      <style:table-column-properties style:column-width="8.82cm"/>
    </style:style>
    <style:style style:name="db614c.1" style:family="table-column">
      <style:table-column-properties style:column-width="0.88cm"/>
    </style:style>
    <style:style style:name="db614c.2" style:family="table-column">
      <style:table-column-properties style:column-width="0.88cm"/>
    </style:style>
    <style:style style:name="db614c.3" style:family="table-column">
      <style:table-column-properties style:column-width="0.88cm"/>
    </style:style>
    <style:style style:name="db614c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</text:span></text:p>
        <text:p text:style-name="P4"><text:span text:style-name="T4"><text:s text:c="19"/>NOMBRE<text:s text:c="4"/>|</text:span></text:p>
        <text:p text:style-name="P5"><text:span text:style-name="T5"><text:s text:c="5"/>CLAVE ESCUELA<text:s text:c="4"/>|</text:span></text:p>
        <text:p text:style-name="P6"><text:span text:style-name="T6"><text:s text:c="24"/>NIVEL<text:s text:c="4"/>|</text:span></text:p>
        <text:p text:style-name="P7_FRAY DIEGO DE LANDA"><text:span text:style-name="T7"><text:s/>NOMBRE ESCUELA<text:s text:c="4"/>|</text:span></text:p>
        <text:p text:style-name="P8"><text:span text:style-name="T8"><text:s text:c="22"/>GRADO<text:s text:c="3"/>|</text:span></text:p>
        <text:p text:style-name="P9"><text:span text:style-name="T9"><text:s text:c="22"/>GRUPO<text:s text:c="3"/>|</text:span></text:p>
        <text:p text:style-name="P10"><text:span text:style-name="T10"><text:s text:c="19"/>ESTATUS<text:s text:c="3"/>|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db614c" table:style="db614c">
          <table:table-column table:style-name="db614c.0"/>
          <table:table-column table:style-name="db614c.1"/>
          <table:table-column table:style-name="db614c.2"/>
          <table:table-column table:style-name="db614c.3"/>
          <table:table-column table:style-name="db614c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Lengua Materna: Español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Naturales Y Tecnología: Bi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 text:style-name="Standard"/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db614c" style:family="table">
      <style:table-properties style:rel-width="100" table:align="center"/>
    </style:style>
    <style:style style:name="db614c.0" style:family="table-column">
      <style:table-column-properties style:column-width="8.82cm"/>
    </style:style>
    <style:style style:name="db614c.1" style:family="table-column">
      <style:table-column-properties style:column-width="0.88cm"/>
    </style:style>
    <style:style style:name="db614c.2" style:family="table-column">
      <style:table-column-properties style:column-width="0.88cm"/>
    </style:style>
    <style:style style:name="db614c.3" style:family="table-column">
      <style:table-column-properties style:column-width="0.88cm"/>
    </style:style>
    <style:style style:name="db614c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3T04:08:59.000</dc:date>
    <meta:generator>PHPWord</meta:generator>
    <meta:initial-creator/>
    <meta:creation-date>2021-05-13T04:08:59.000</meta:creation-date>
    <meta:keyword/>
    <meta:user-defined meta:name="Category"/>
    <meta:user-defined meta:name="Company"/>
    <meta:user-defined meta:name="Manager"/>
  </office:meta>
</office:document-meta>
</file>